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81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9.91cm" fo:min-width="19.185cm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2.748cm" fo:min-width="4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1.301cm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9.275cm" fo:min-width="5.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91cm"/>
      <style:paragraph-properties style:writing-mode="lr-tb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9.275cm" fo:min-width="6.168cm"/>
    </style:style>
    <style:style style:name="gr11" style:family="graphic" style:parent-style-name="standard">
      <style:graphic-properties draw:stroke="none" draw:fill="none" draw:fill-color="#dee6ef" fo:min-height="1.424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dde8cb" draw:textarea-horizontal-align="left" draw:auto-grow-height="true" draw:auto-grow-width="false" fo:min-height="2.438cm" fo:min-width="1.301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1.301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dee6ef"/>
      <style:paragraph-properties fo:margin-left="0cm" fo:margin-right="0cm" fo:text-align="center" fo:text-indent="0cm"/>
    </style:style>
    <style:style style:name="P5" style:family="paragraph">
      <loext:graphic-properties draw:fill-color="#b4c7dc"/>
      <style:paragraph-properties fo:margin-left="0cm" fo:margin-right="0cm" fo:text-align="center" fo:text-indent="0cm"/>
    </style:style>
    <style:style style:name="P6" style:family="paragraph">
      <loext:graphic-properties draw:fill-color="#5983b0"/>
      <style:paragraph-properties fo:margin-left="0cm" fo:margin-right="0cm" fo:text-align="center" fo:text-indent="0cm"/>
    </style:style>
    <style:style style:name="P7" style:family="paragraph">
      <loext:graphic-properties draw:fill="none" draw:fill-color="#dee6ef"/>
      <style:paragraph-properties fo:margin-left="0cm" fo:margin-right="0cm" fo:text-indent="0cm" style:writing-mode="lr-tb"/>
    </style:style>
    <style:style style:name="P8" style:family="paragraph">
      <loext:graphic-properties draw:fill="none" draw:fill-color="#dde8cb"/>
      <style:paragraph-properties fo:margin-left="0cm" fo:margin-right="0cm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2.065cm" svg:x="1.635cm" svg:y="1.95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019cm" svg:height="0.962cm" svg:x="1.952cm" svg:y="2.27cm">
          <draw:text-box>
            <text:p text:style-name="P2">User 1 Allocation – 100 Nodes</text:p>
          </draw:text-box>
        </draw:frame>
        <draw:frame draw:style-name="gr3" draw:text-style-name="P3" draw:layer="layout" svg:width="2.475cm" svg:height="0.962cm" svg:x="7.667cm" svg:y="9.245cm">
          <draw:text-box>
            <text:p text:style-name="P2">Job 1A</text:p>
          </draw:text-box>
        </draw:frame>
        <draw:custom-shape draw:style-name="gr4" draw:text-style-name="P4" draw:layer="layout" svg:width="19.685cm" svg:height="10.16cm" svg:x="1.952cm" svg:y="3.22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144cm" svg:height="2.384cm" svg:x="2.111cm" svg:y="3.722cm">
          <draw:text-box>
            <text:p>Flux User Instance</text:p>
          </draw:text-box>
        </draw:frame>
        <draw:custom-shape draw:style-name="gr6" draw:text-style-name="P5" draw:layer="layout" svg:width="5.397cm" svg:height="2.998cm" svg:x="2.27cm" svg:y="4.72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239cm" svg:height="2.688cm" svg:x="2.428cm" svg:y="4.971cm">
          <draw:text-box>
            <text:p text:style-name="P2">Job Queue</text:p>
            <text:p text:style-name="P2"/>
            <text:p text:style-name="P2">2 jobs</text:p>
          </draw:text-box>
        </draw:frame>
        <draw:custom-shape draw:style-name="gr8" draw:text-style-name="P6" draw:layer="layout" svg:width="6.35cm" svg:height="9.525cm" svg:x="7.985cm" svg:y="3.5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891cm" svg:height="1.673cm" svg:x="8.302cm" svg:y="3.848cm">
          <draw:text-box>
            <text:p text:style-name="P2">Flux Subinstance 1</text:p>
            <text:p text:style-name="P2">80 nodes</text:p>
          </draw:text-box>
        </draw:frame>
        <draw:custom-shape draw:style-name="gr10" draw:text-style-name="P6" draw:layer="layout" svg:width="6.668cm" svg:height="9.525cm" svg:x="14.652cm" svg:y="3.5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891cm" svg:height="1.674cm" svg:x="14.97cm" svg:y="3.857cm">
          <draw:text-box>
            <text:p>Flux Subinstance 2</text:p>
            <text:p>20 nodes</text:p>
          </draw:text-box>
        </draw:frame>
        <draw:frame draw:style-name="gr12" draw:text-style-name="P8" draw:layer="layout" svg:width="5.239cm" svg:height="2.688cm" svg:x="8.302cm" svg:y="5.932cm">
          <draw:text-box>
            <text:p text:style-name="P2">Job Queue</text:p>
            <text:p text:style-name="P2"/>
            <text:p text:style-name="P2">MPI jobs</text:p>
          </draw:text-box>
        </draw:frame>
        <draw:frame draw:style-name="gr13" draw:text-style-name="P3" draw:layer="layout" svg:width="5.239cm" svg:height="3.095cm" svg:x="14.97cm" svg:y="5.762cm">
          <draw:text-box>
            <text:p text:style-name="P2">Job Queue</text:p>
            <text:p text:style-name="P2"/>
            <text:p text:style-name="P2">Post processing job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1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1T11:12:18.481903210</meta:creation-date>
    <dc:date>2023-03-02T10:35:45.778245688</dc:date>
    <meta:editing-duration>PT22M1S</meta:editing-duration>
    <meta:editing-cycles>6</meta:editing-cycles>
    <meta:generator>LibreOffice/7.3.7.2$Linux_X86_64 LibreOffice_project/30$Build-2</meta:generator>
    <meta:document-statistic meta:object-count="13"/>
  </office:meta>
</office:document-meta>
</file>